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trongReference.read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trong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trongReference.MockStrongReference( T ref , boolean deserializeAsWeak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